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Config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unter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erConfigGui.modifyTestElement( TestEleme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unterConfig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unterConfig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unterConfigGui.Counter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